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AlwaysDelegatingClassLoader.loadClassData( InputStream 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ckagePrivateWithContextClassLoaderTest.should_be_able_to_mock_interface_method_package_private_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AlwaysDelegatingClassLoader.NotAlwaysDelegating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lwaysDelegatingClassLoader.findClass( String class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ackagePrivateWithContextClassLoader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rivateWithContextClassLoaderTest.should_be_able_to_mock_package_private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agePrivateWithContextClassLoaderTest.should_be_able_to_mock_package_private_extra_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ckagePrivateWithContextClassLoaderTest.should_be_able_to_mock_interface_method_package_private_return_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WithContextClassLoaderTest.should_be_able_to_mock_interface_method_package_private_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WithContextClassLoaderTest.should_be_able_to_mock_package_private_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agePrivateWithContextClassLoaderTest.should_be_able_to_mock_package_private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Class.packagePrivat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lwaysDelegatingClassLoader.loadClass( String name , boolean resolv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ckagePrivateWithContextClassLoaderTest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dByCustomLoader.attemp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agePrivateWithContextClassLoaderTest.classloader_with_parent_but_does_not_deleg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